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raction in sample</text:p>
          </table:table-cell>
          <table:table-cell office:value-type="string" calcext:value-type="string">
            <text:p>range</text:p>
          </table:table-cell>
          <table:table-cell/>
          <table:table-cell table:formula="of:=0.0064359298479*4" office:value-type="float" office:value="0.0257437193916" calcext:value-type="float">
            <text:p>0.0257437194</text:p>
          </table:table-cell>
          <table:table-cell office:value-type="string" calcext:value-type="string">
            <text:p>hop density in g/cc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VERAGE([.B2:.C2])/100" office:value-type="float" office:value="0.125" calcext:value-type="float">
            <text:p>0.125</text:p>
          </table:table-cell>
          <table:table-cell table:formula="of:=([.C2]-[.B2])*0.5/100" office:value-type="float" office:value="0.015" calcext:value-type="float">
            <text:p>0.015</text:p>
          </table:table-cell>
          <table:table-cell table:formula="of:=[.D2]*(1-[.D4])" office:value-type="float" office:value="0.076875" calcext:value-type="float">
            <text:p>0.076875</text:p>
          </table:table-cell>
          <table:table-cell table:formula="of:=(SQRT(((1-[.D4])*[.E2])^2+([.D2]*[.E4])^2))" office:value-type="float" office:value="0.00924614784653587" calcext:value-type="float">
            <text:p>0.0092461478</text:p>
          </table:table-cell>
          <table:table-cell/>
          <table:table-cell office:value-type="string" calcext:value-type="string">
            <text:p>1 ml/100g</text:p>
          </table:table-cell>
          <table:table-cell office:value-type="string" calcext:value-type="string">
            <text:p>100 g/cc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table:formula="of:=AVERAGE([.B3:.C3])/100" office:value-type="float" office:value="0.0675" calcext:value-type="float">
            <text:p>0.0675</text:p>
          </table:table-cell>
          <table:table-cell table:formula="of:=([.C3]-[.B3])*0.5/100" office:value-type="float" office:value="0.0025" calcext:value-type="float">
            <text:p>0.0025</text:p>
          </table:table-cell>
          <table:table-cell table:formula="of:=[.D3]" office:value-type="float" office:value="0.0675" calcext:value-type="float">
            <text:p>0.0675</text:p>
          </table:table-cell>
          <table:table-cell table:formula="of:=[.E3]" office:value-type="float" office:value="0.0025" calcext:value-type="float">
            <text:p>0.0025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string" calcext:value-type="string">
            <text:p>essential oil density in g/cc</text:p>
          </table:table-cell>
        </table:table-row>
        <table:table-row table:style-name="ro1">
          <table:table-cell office:value-type="string" calcext:value-type="string">
            <text:p>cohumulon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AVERAGE([.B4:.C4])/100" office:value-type="float" office:value="0.385" calcext:value-type="float">
            <text:p>0.385</text:p>
          </table:table-cell>
          <table:table-cell table:formula="of:=([.C4]-[.B4])*0.5/100" office:value-type="float" office:value="0.005" calcext:value-type="float">
            <text:p>0.005</text:p>
          </table:table-cell>
          <table:table-cell table:formula="of:=[.D4]*[.D2]" office:value-type="float" office:value="0.048125" calcext:value-type="float">
            <text:p>0.048125</text:p>
          </table:table-cell>
          <table:table-cell table:formula="of:=SQRT(([.D2]*[.E4])^2+([.D4]*[.E2])^2)" office:value-type="float" office:value="0.00580872189039895" calcext:value-type="float">
            <text:p>0.0058087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il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AVERAGE([.B5:.C5])/100" office:value-type="float" office:value="0.011" calcext:value-type="float">
            <text:p>0.011</text:p>
          </table:table-cell>
          <table:table-cell table:formula="of:=([.C5]-[.B5])*0.5/100" office:value-type="float" office:value="0.001" calcext:value-type="float">
            <text:p>0.001</text:p>
          </table:table-cell>
          <table:table-cell table:formula="of:=[.D5]*0.885" office:value-type="float" office:value="0.009735" calcext:value-type="float">
            <text:p>0.009735</text:p>
          </table:table-cell>
          <table:table-cell table:formula="of:=[.E5]*0.885" office:value-type="float" office:value="0.000885" calcext:value-type="float">
            <text:p>0.000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-Pinene 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:.C6])/100" office:value-type="float" office:value="0" calcext:value-type="float">
            <text:p>0</text:p>
          </table:table-cell>
          <table:table-cell table:formula="of:=([.C6]-[.B6])*0.5/100" office:value-type="float" office:value="0" calcext:value-type="float">
            <text:p>0</text:p>
          </table:table-cell>
          <table:table-cell table:formula="of:=[.D6]*[.F$5]" office:value-type="float" office:value="0" calcext:value-type="float">
            <text:p>0</text:p>
          </table:table-cell>
          <table:table-cell table:formula="of:=SQRT(([.F$5]*[.E6])^2+([.D6]*[.G$5])^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rcene %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AVERAGE([.B7:.C7])/100" office:value-type="float" office:value="0.38" calcext:value-type="float">
            <text:p>0.38</text:p>
          </table:table-cell>
          <table:table-cell table:formula="of:=([.C7]-[.B7])*0.5/100" office:value-type="float" office:value="0.01" calcext:value-type="float">
            <text:p>0.01</text:p>
          </table:table-cell>
          <table:table-cell table:formula="of:=[.D7]*[.F$5]" office:value-type="float" office:value="0.0036993" calcext:value-type="float">
            <text:p>0.0036993</text:p>
          </table:table-cell>
          <table:table-cell table:formula="of:=SQRT(([.F$5]*[.E7])^2+([.D7]*[.G$5])^2)" office:value-type="float" office:value="0.000350106715873889" calcext:value-type="float">
            <text:p>0.000350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alool 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:.C8])/100" office:value-type="float" office:value="0" calcext:value-type="float">
            <text:p>0</text:p>
          </table:table-cell>
          <table:table-cell table:formula="of:=([.C8]-[.B8])*0.5/100" office:value-type="float" office:value="0" calcext:value-type="float">
            <text:p>0</text:p>
          </table:table-cell>
          <table:table-cell table:formula="of:=[.D8]*[.F$5]" office:value-type="float" office:value="0" calcext:value-type="float">
            <text:p>0</text:p>
          </table:table-cell>
          <table:table-cell table:formula="of:=SQRT(([.F$5]*[.E8])^2+([.D8]*[.G$5])^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yophyllene %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table:formula="of:=AVERAGE([.B9:.C9])/100" office:value-type="float" office:value="0.092" calcext:value-type="float">
            <text:p>0.092</text:p>
          </table:table-cell>
          <table:table-cell table:formula="of:=([.C9]-[.B9])*0.5/100" office:value-type="float" office:value="0.00100000000000001" calcext:value-type="float">
            <text:p>0.001</text:p>
          </table:table-cell>
          <table:table-cell table:formula="of:=[.D9]*[.F$5]" office:value-type="float" office:value="0.00089562" calcext:value-type="float">
            <text:p>0.00089562</text:p>
          </table:table-cell>
          <table:table-cell table:formula="of:=SQRT(([.F$5]*[.E9])^2+([.D9]*[.G$5])^2)" office:value-type="float" office:value="0.0000819999184450814" calcext:value-type="float">
            <text:p>8.1999918445081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nesene 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0:.C10])/100" office:value-type="float" office:value="0.005" calcext:value-type="float">
            <text:p>0.005</text:p>
          </table:table-cell>
          <table:table-cell table:formula="of:=([.C10]-[.B10])*0.5/100" office:value-type="float" office:value="0.005" calcext:value-type="float">
            <text:p>0.005</text:p>
          </table:table-cell>
          <table:table-cell table:formula="of:=[.D10]*[.F$5]" office:value-type="float" office:value="0.000048675" calcext:value-type="float">
            <text:p>0.000048675</text:p>
          </table:table-cell>
          <table:table-cell table:formula="of:=SQRT(([.F$5]*[.E10])^2+([.D10]*[.G$5])^2)" office:value-type="float" office:value="0.0000488757225010536" calcext:value-type="float">
            <text:p>4.8875722501053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ulene %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table:formula="of:=AVERAGE([.B11:.C11])/100" office:value-type="float" office:value="0.282" calcext:value-type="float">
            <text:p>0.282</text:p>
          </table:table-cell>
          <table:table-cell table:formula="of:=([.C11]-[.B11])*0.5/100" office:value-type="float" office:value="0.000999999999999996" calcext:value-type="float">
            <text:p>0.001</text:p>
          </table:table-cell>
          <table:table-cell table:formula="of:=[.D11]*[.F$5]" office:value-type="float" office:value="0.00274527" calcext:value-type="float">
            <text:p>0.00274527</text:p>
          </table:table-cell>
          <table:table-cell table:formula="of:=SQRT(([.F$5]*[.E11])^2+([.D11]*[.G$5])^2)" office:value-type="float" office:value="0.000249759794852975" calcext:value-type="float">
            <text:p>0.0002497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niol 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:.C12])/100" office:value-type="float" office:value="0" calcext:value-type="float">
            <text:p>0</text:p>
          </table:table-cell>
          <table:table-cell table:formula="of:=([.C12]-[.B12])*0.5/100" office:value-type="float" office:value="0" calcext:value-type="float">
            <text:p>0</text:p>
          </table:table-cell>
          <table:table-cell table:formula="of:=[.D12]*[.F$5]" office:value-type="float" office:value="0" calcext:value-type="float">
            <text:p>0</text:p>
          </table:table-cell>
          <table:table-cell table:formula="of:=SQRT(([.F$5]*[.E12])^2+([.D12]*[.G$5])^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%</text:p>
          </table:table-cell>
          <table:table-cell table:number-columns-repeated="2"/>
          <table:table-cell table:formula="of:=1-SUM([.D6:.D12])" office:value-type="float" office:value="0.241" calcext:value-type="float">
            <text:p>0.241</text:p>
          </table:table-cell>
          <table:table-cell table:formula="of:=SQRT([.E6]^2+[.E7]^2+[.E8]^2+[.E9]^2+[.E10]^2+[.E11]^2+[.E12]^2)" office:value-type="float" office:value="0.0112694276695846" calcext:value-type="float">
            <text:p>0.0112694277</text:p>
          </table:table-cell>
          <table:table-cell table:formula="of:=[.D13]*[.F$5]" office:value-type="float" office:value="0.002346135" calcext:value-type="float">
            <text:p>0.002346135</text:p>
          </table:table-cell>
          <table:table-cell table:formula="of:=SQRT(([.F$5]*[.E13])^2+([.D13]*[.G$5])^2)" office:value-type="float" office:value="0.000239846429616953" calcext:value-type="float">
            <text:p>0.0002398464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lpha acid</text:p>
          </table:table-cell>
          <table:table-cell office:value-type="string" calcext:value-type="string">
            <text:p>,</text:p>
          </table:table-cell>
          <table:table-cell table:formula="of:=[.F2]" office:value-type="float" office:value="0.076875" calcext:value-type="float">
            <text:p>0.076875</text:p>
          </table:table-cell>
          <table:table-cell office:value-type="string" calcext:value-type="string">
            <text:p>,</text:p>
          </table:table-cell>
          <table:table-cell table:formula="of:=[.G2]" office:value-type="float" office:value="0.00924614784653587" calcext:value-type="float">
            <text:p>0.0092461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acid</text:p>
          </table:table-cell>
          <table:table-cell office:value-type="string" calcext:value-type="string">
            <text:p>,</text:p>
          </table:table-cell>
          <table:table-cell table:formula="of:=[.F3]" office:value-type="float" office:value="0.0675" calcext:value-type="float">
            <text:p>0.0675</text:p>
          </table:table-cell>
          <table:table-cell office:value-type="string" calcext:value-type="string">
            <text:p>,</text:p>
          </table:table-cell>
          <table:table-cell table:formula="of:=[.G3]" office:value-type="float" office:value="0.0025" calcext:value-type="float">
            <text:p>0.0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umulone</text:p>
          </table:table-cell>
          <table:table-cell office:value-type="string" calcext:value-type="string">
            <text:p>,</text:p>
          </table:table-cell>
          <table:table-cell table:formula="of:=[.F4]" office:value-type="float" office:value="0.048125" calcext:value-type="float">
            <text:p>0.048125</text:p>
          </table:table-cell>
          <table:table-cell office:value-type="string" calcext:value-type="string">
            <text:p>,</text:p>
          </table:table-cell>
          <table:table-cell table:formula="of:=[.G4]" office:value-type="float" office:value="0.00580872189039895" calcext:value-type="float">
            <text:p>0.0058087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-Pinene oil</text:p>
          </table:table-cell>
          <table:table-cell office:value-type="string" calcext:value-type="string">
            <text:p>,</text:p>
          </table:table-cell>
          <table:table-cell table:formula="of:=[.F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rcene oil</text:p>
          </table:table-cell>
          <table:table-cell office:value-type="string" calcext:value-type="string">
            <text:p>,</text:p>
          </table:table-cell>
          <table:table-cell table:formula="of:=[.F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alool oil</text:p>
          </table:table-cell>
          <table:table-cell office:value-type="string" calcext:value-type="string">
            <text:p>,</text:p>
          </table:table-cell>
          <table:table-cell table:formula="of:=[.F7]" office:value-type="float" office:value="0.0036993" calcext:value-type="float">
            <text:p>0.0036993</text:p>
          </table:table-cell>
          <table:table-cell office:value-type="string" calcext:value-type="string">
            <text:p>,</text:p>
          </table:table-cell>
          <table:table-cell table:formula="of:=[.G7]" office:value-type="float" office:value="0.000350106715873889" calcext:value-type="float">
            <text:p>0.0003501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yophyllene oil</text:p>
          </table:table-cell>
          <table:table-cell office:value-type="string" calcext:value-type="string">
            <text:p>,</text:p>
          </table:table-cell>
          <table:table-cell table:formula="of:=[.F9]" office:value-type="float" office:value="0.00089562" calcext:value-type="float">
            <text:p>0.00089562</text:p>
          </table:table-cell>
          <table:table-cell office:value-type="string" calcext:value-type="string">
            <text:p>,</text:p>
          </table:table-cell>
          <table:table-cell table:formula="of:=[.G9]" office:value-type="float" office:value="0.0000819999184450814" calcext:value-type="float">
            <text:p>8.1999918445081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nesene oil</text:p>
          </table:table-cell>
          <table:table-cell office:value-type="string" calcext:value-type="string">
            <text:p>,</text:p>
          </table:table-cell>
          <table:table-cell table:formula="of:=[.F10]" office:value-type="float" office:value="0.000048675" calcext:value-type="float">
            <text:p>0.000048675</text:p>
          </table:table-cell>
          <table:table-cell office:value-type="string" calcext:value-type="string">
            <text:p>,</text:p>
          </table:table-cell>
          <table:table-cell table:formula="of:=[.G10]" office:value-type="float" office:value="0.0000488757225010536" calcext:value-type="float">
            <text:p>4.88757225010536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ulene oil</text:p>
          </table:table-cell>
          <table:table-cell office:value-type="string" calcext:value-type="string">
            <text:p>,</text:p>
          </table:table-cell>
          <table:table-cell table:formula="of:=[.F11]" office:value-type="float" office:value="0.00274527" calcext:value-type="float">
            <text:p>0.00274527</text:p>
          </table:table-cell>
          <table:table-cell office:value-type="string" calcext:value-type="string">
            <text:p>,</text:p>
          </table:table-cell>
          <table:table-cell table:formula="of:=[.G11]" office:value-type="float" office:value="0.000249759794852975" calcext:value-type="float">
            <text:p>0.0002497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aniol oil</text:p>
          </table:table-cell>
          <table:table-cell office:value-type="string" calcext:value-type="string">
            <text:p>,</text:p>
          </table:table-cell>
          <table:table-cell table:formula="of:=[.F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 oil</text:p>
          </table:table-cell>
          <table:table-cell office:value-type="string" calcext:value-type="string">
            <text:p>,</text:p>
          </table:table-cell>
          <table:table-cell table:formula="of:=[.F13]" office:value-type="float" office:value="0.002346135" calcext:value-type="float">
            <text:p>0.002346135</text:p>
          </table:table-cell>
          <table:table-cell office:value-type="string" calcext:value-type="string">
            <text:p>,</text:p>
          </table:table-cell>
          <table:table-cell table:formula="of:=[.G13]" office:value-type="float" office:value="0.000239846429616953" calcext:value-type="float">
            <text:p>0.00023984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20:25:32.778534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ulligan</meta:initial-creator>
    <meta:creation-date>2016-03-01T22:24:57.496080925</meta:creation-date>
    <dc:date>2016-03-03T23:43:59.460508351</dc:date>
    <dc:creator>Brian Mulligan</dc:creator>
    <meta:editing-duration>PT2H38M39S</meta:editing-duration>
    <meta:editing-cycles>3</meta:editing-cycles>
    <meta:generator>LibreOffice/5.0.5.2$Linux_X86_64 LibreOffice_project/00$Build-2</meta:generator>
    <meta:document-statistic meta:table-count="1" meta:cell-count="149" meta:object-count="0"/>
  </office:meta>
</office:document-meta>
</file>